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63a1" officeooo:paragraph-rsid="000563a1"/>
    </style:style>
    <style:style style:name="P2" style:family="paragraph" style:parent-style-name="Standard">
      <style:paragraph-properties fo:text-align="justify" style:justify-single-word="false"/>
      <style:text-properties officeooo:rsid="000563a1" officeooo:paragraph-rsid="000563a1"/>
    </style:style>
    <style:style style:name="P3" style:family="paragraph" style:parent-style-name="Standard">
      <style:paragraph-properties fo:text-align="justify" style:justify-single-word="false"/>
      <style:text-properties fo:language="fr" fo:country="FR" officeooo:rsid="0006a6f7" officeooo:paragraph-rsid="0006a6f7"/>
    </style:style>
    <style:style style:name="P4" style:family="paragraph" style:parent-style-name="Standard">
      <style:paragraph-properties fo:text-align="justify" style:justify-single-word="false"/>
      <style:text-properties fo:language="fr" fo:country="FR" officeooo:rsid="000a83b1" officeooo:paragraph-rsid="00095db2"/>
    </style:style>
    <style:style style:name="P5" style:family="paragraph" style:parent-style-name="Standard">
      <style:paragraph-properties fo:text-align="justify" style:justify-single-word="false"/>
      <style:text-properties fo:language="fr" fo:country="FR" officeooo:rsid="000a83b1" officeooo:paragraph-rsid="000b2932"/>
    </style:style>
    <style:style style:name="P6" style:family="paragraph" style:parent-style-name="Standard">
      <style:paragraph-properties fo:text-align="justify" style:justify-single-word="false"/>
      <style:text-properties fo:language="fr" fo:country="FR" officeooo:rsid="000563a1" officeooo:paragraph-rsid="000563a1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rsid="00095db2" officeooo:paragraph-rsid="000b2932"/>
    </style:style>
    <style:style style:name="P8" style:family="paragraph" style:parent-style-name="Standard">
      <style:paragraph-properties fo:text-align="justify" style:justify-single-word="false"/>
      <style:text-properties fo:language="fr" fo:country="FR" fo:font-weight="normal" officeooo:rsid="000a83b1" officeooo:paragraph-rsid="000b293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fr" fo:country="FR" fo:font-weight="normal" officeooo:rsid="000b2932" officeooo:paragraph-rsid="000b293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fr" fo:country="FR" officeooo:rsid="0006a6f7" officeooo:paragraph-rsid="0006a6f7"/>
    </style:style>
    <style:style style:name="P11" style:family="paragraph" style:parent-style-name="Standard">
      <style:paragraph-properties fo:text-align="justify" style:justify-single-word="false"/>
      <style:text-properties fo:language="fr" fo:country="FR" officeooo:rsid="000b2932" officeooo:paragraph-rsid="000b2932"/>
    </style:style>
    <style:style style:name="P12" style:family="paragraph" style:parent-style-name="Standard">
      <style:paragraph-properties fo:text-align="end" style:justify-single-word="false"/>
      <style:text-properties fo:language="fr" fo:country="FR" officeooo:rsid="000b2932" officeooo:paragraph-rsid="000b2932"/>
    </style:style>
    <style:style style:name="T1" style:family="text">
      <style:text-properties officeooo:rsid="0006a6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0b2932" style:font-size-asian="24pt" style:font-size-complex="24pt"/>
    </style:style>
    <style:style style:name="T5" style:family="text">
      <style:text-properties officeooo:rsid="000b2932"/>
    </style:style>
    <style:style style:name="T6" style:family="text">
      <style:text-properties officeooo:rsid="000b7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harte d’équipe - </text:span><text:span text:style-name="T4">GL44</text:span> </text:p>
      <text:p text:style-name="P2"/>
      <text:p text:style-name="P7"><text:span text:style-name="T2">Organisation:</text:span> </text:p>
      <text:p text:style-name="P7"/>
      <text:p text:style-name="P7">Il a été convenu que nous élaborions un diagramme de Gantt pour suivre l’évolution du projet et atteindre nos objectifs. Ce planning n’est pas figé dans le temps, et est même amené à évoluer au fil des semaines. </text:p>
      <text:p text:style-name="P7">Par exemple, certaines étapes <text:span text:style-name="T6">à un instant t peuvent être</text:span> floues, donc seule une durée estimée est précisée, <text:span text:style-name="T6">et</text:span> nous serons amenés à <text:span text:style-name="T6">les </text:span>diviser en sous-tâches. </text:p>
      <text:p text:style-name="P7"/>
      <text:p text:style-name="P7">De plus, les tâches <text:span text:style-name="T5">seront réparties </text:span>en fonction des préférences, et par extension, facultés de chacun. En cas de conflit, nous considér<text:span text:style-name="T5">er</text:span>ons que nous nous connaissons suffisamment bien pour régler cela à l’amiable, quitte à faire des compromis.</text:p>
      <text:p text:style-name="P11"><text:span text:style-name="T6">I</text:span>l sera <text:span text:style-name="T6">de plus </text:span>convenu de se réferer aux grilles d’auto-évaluation remplies par chacun des membres du groupe. Celles-ci seront des moyens d’aiguiller notre décision concernant la répartition d’une tâche conflictuelle.</text:p>
      <text:p text:style-name="P11"/>
      <text:p text:style-name="P5">Notre principal canal de communication sera Messenger. <text:span text:style-name="T5">Des informations de l’ordre de l’organisation (temps de travail, lieu de recontre, soucis rencontrés par chacun) y seront échangées.</text:span></text:p>
      <text:p text:style-name="P8">Nous prévoyons de travailler le plus possible sur les machines de l’Ensimag, en groupe, afin de prioriser des conversations à l’oral. </text:p>
      <text:p text:style-name="P8"/>
      <text:p text:style-name="P9">Des points d‘équipe seront organisés, à fréquence variable. Les objectifs sont les suivants: récapitulatif de l’avancée du projet par chacun des membres du groupe, définition des prochaines échéances, définition plus en détails du planning et assignation des tâches de chacun pour la période à suivre. </text:p>
      <text:p text:style-name="P9">Ceux-ci n’empêchent pas des échanges réguliers entre les membres du groupe pour se tenir informé des avancées et problèmes rencontrés.</text:p>
      <text:p text:style-name="P9"/>
      <text:p text:style-name="P9">En guise de motivation, et dans une volonté de garder les pieds sur terre, ci-après nos forces et faiblesses en tant que groupe:</text:p>
      <text:p text:style-name="P6"><text:span text:style-name="T2"/></text:p>
      <text:p text:style-name="P6"><text:span text:style-name="T2">Forces:</text:span> </text:p>
      <text:p text:style-name="P6"/>
      <text:p text:style-name="P6">- <text:span text:style-name="T1">Bonne connaissance des membres du groupe</text:span></text:p>
      <text:p text:style-name="P6">- <text:span text:style-name="T1">Collaboration fructueuse de 3 des membres du groupe lors du Projet C</text:span></text:p>
      <text:p text:style-name="P6">- <text:span text:style-name="T1">Diversité des filières</text:span></text:p>
      <text:p text:style-name="P6">- <text:span text:style-name="T1">Evènement de cohésion en amont du Projet pour apprendre à se connaître</text:span></text:p>
      <text:p text:style-name="P6"/>
      <text:p text:style-name="P3"><text:span text:style-name="T2">Faiblesses:</text:span> </text:p>
      <text:p text:style-name="P3"/>
      <text:p text:style-name="P3">- Pas de ISI dans le groupe: peut-être moins d’efficacité, précision dans le code. Moins de réflexe de construction de code.</text:p>
      <text:p text:style-name="P3">- Le sujet, basé sur la théorie des langages, n’est pas apprécié par tous</text:p>
      <text:p text:style-name="P3"/>
      <text:p text:style-name="P11"/>
      <text:p text:style-name="P3"/>
      <text:p text:style-name="P12">Signatures des membres</text:p>
      <text:p text:style-name="P12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7:49:44.752232312</meta:creation-date>
    <dc:date>2023-12-20T15:59:56.088982341</dc:date>
    <meta:editing-duration>PT29M5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351" meta:character-count="2205" meta:non-whitespace-character-count="1866"/>
  </office:meta>
</office:document-meta>
</file>